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 fo:margin-left="0.4916in">
        <style:tab-stops/>
      </style:paragraph-properties>
      <style:text-properties fo:font-size="14pt" style:font-size-asian="14pt" style:font-size-complex="14pt"/>
    </style:style>
    <style:style style:name="P4" style:parent-style-name="Título1" style:family="paragraph">
      <style:paragraph-properties fo:margin-top="0in"/>
      <style:text-properties fo:font-size="16pt" style:font-size-asian="16pt" style:font-size-complex="16pt"/>
    </style:style>
    <style:style style:name="P5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6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7" style:parent-style-name="Párrafodelista" style:family="paragraph">
      <style:paragraph-properties fo:margin-bottom="0in"/>
    </style:style>
    <style:style style:name="T8" style:parent-style-name="Fuentedepárrafopredeter." style:family="text">
      <style:text-properties fo:font-size="14pt" style:font-size-asian="14pt" style:font-size-complex="14pt" fo:language="en" fo:country="US"/>
    </style:style>
    <style:style style:name="P9" style:parent-style-name="Párrafodelista" style:family="paragraph">
      <style:paragraph-properties fo:margin-bottom="0in"/>
    </style:style>
    <style:style style:name="T10" style:parent-style-name="Fuentedepárrafopredeter." style:family="text">
      <style:text-properties fo:font-size="14pt" style:font-size-asian="14pt" style:font-size-complex="14pt" fo:language="en" fo:country="US"/>
    </style:style>
    <style:style style:name="P11" style:parent-style-name="Párrafodelista" style:family="paragraph">
      <style:paragraph-properties fo:margin-bottom="0in"/>
    </style:style>
    <style:style style:name="T12" style:parent-style-name="Fuentedepárrafopredeter." style:family="text">
      <style:text-properties fo:font-size="14pt" style:font-size-asian="14pt" style:font-size-complex="14pt" fo:language="en" fo:country="US"/>
    </style:style>
    <style:style style:name="P13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4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5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6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18" style:parent-style-name="Normal" style:family="paragraph">
      <style:paragraph-properties fo:margin-bottom="0in"/>
    </style:style>
    <style:style style:name="T19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20" style:parent-style-name="Fuentedepárrafopredeter." style:family="text">
      <style:text-properties style:font-name="Arial" fo:font-size="12pt" style:font-size-asian="12pt" style:font-size-complex="12pt"/>
    </style:style>
    <style:style style:name="T21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2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27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2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margin-left="0.4916in">
        <style:tab-stops/>
      </style:paragraph-properties>
      <style:text-properties style:font-name="Arial" fo:font-size="12pt" style:font-size-asian="12pt" style:font-size-complex="12pt" fo:language="en" fo:country="US"/>
    </style:style>
    <style:style style:name="P32" style:parent-style-name="Normal" style:family="paragraph">
      <style:paragraph-properties fo:margin-bottom="0in"/>
    </style:style>
    <style:style style:name="T33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34" style:parent-style-name="Fuentedepárrafopredeter." style:family="text">
      <style:text-properties style:font-name="Arial" fo:font-size="12pt" style:font-size-asian="12pt" style:font-size-complex="12pt"/>
    </style:style>
    <style:style style:name="P35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6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7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9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0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1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2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3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4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5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8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9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/>
    </style:style>
    <style:style style:name="T56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57" style:parent-style-name="Fuentedepárrafopredeter." style:family="text">
      <style:text-properties style:font-name="Arial" fo:font-size="12pt" style:font-size-asian="12pt" style:font-size-complex="12pt" fo:language="pt" fo:country="PT"/>
    </style:style>
    <style:style style:name="P5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pt" fo:country="PT"/>
    </style:style>
    <style:style style:name="P59" style:parent-style-name="Normal" style:family="paragraph">
      <style:paragraph-properties fo:margin-bottom="0in"/>
    </style:style>
    <style:style style:name="T60" style:parent-style-name="Fuentedepárrafopredeter." style:family="text">
      <style:text-properties style:font-name="Arial" fo:font-size="12pt" style:font-size-asian="12pt" style:font-size-complex="12pt" fo:language="pt" fo:country="PT"/>
    </style:style>
    <style:style style:name="T61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6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6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9" style:parent-style-name="Normal" style:family="paragraph">
      <style:text-properties fo:font-size="14pt" style:font-size-asian="14pt" style:font-size-complex="14pt" fo:language="en" fo:country="US"/>
    </style:style>
    <style:style style:name="P80" style:parent-style-name="Normal" style:family="paragraph">
      <style:text-properties fo:font-size="14pt" style:font-size-asian="14pt" style:font-size-complex="14pt" fo:language="en" fo:country="US"/>
    </style:style>
    <style:style style:name="P81" style:parent-style-name="Normal" style:family="paragraph">
      <style:text-properties fo:font-size="14pt" style:font-size-asian="14pt" style:font-size-complex="14pt" fo:language="en" fo:country="US"/>
    </style:style>
    <style:style style:name="P82" style:parent-style-name="Normal" style:family="paragraph">
      <style:text-properties fo:font-size="14pt" style:font-size-asian="14pt" style:font-size-complex="14pt" fo:language="en" fo:country="US"/>
    </style:style>
    <style:style style:name="P83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Base datos Maleteo(MONGO)</text:p>
      <text:p text:style-name="P2">Nomenclature:<text:s/></text:p>
      <text:p text:style-name="P3">Todos los campos van en minusculas</text:p>
      <text:h text:style-name="P4" text:outline-level="1">Collections</text:h>
      <text:list text:style-name="LFO1" text:continue-numbering="true">
        <text:list-item>
          <text:p text:style-name="P5">.users</text:p>
        </text:list-item>
        <text:list-item>
          <text:p text:style-name="P6">spaces</text:p>
        </text:list-item>
        <text:list-item>
          <text:p text:style-name="P7"><text:span text:style-name="T8">experiences</text:span></text:p>
        </text:list-item>
        <text:list-item>
          <text:p text:style-name="P9"><text:span text:style-name="T10">blog</text:span></text:p>
        </text:list-item>
        <text:list-item>
          <text:p text:style-name="P11"><text:span text:style-name="T12">reservations</text:span></text:p>
        </text:list-item>
      </text:list>
      <text:p text:style-name="P13"/>
      <text:p text:style-name="P14">users{</text:p>
      <text:p text:style-name="P15"><text:tab/>_id:&lt;ObjectIDusers&gt;, <text:s text:c="3"/>//lo pone el sistema</text:p>
      <text:p text:style-name="P16">name: &lt;string&gt;, <text:s text:c="3"/>//minimo de 5 a 10 carácter REQUIRED</text:p>
      <text:p text:style-name="P17">surname:&lt;string&gt; , <text:s text:c="3"/>REQUIRED</text:p>
      <text:p text:style-name="P18"><text:span text:style-name="T19"><text:tab/></text:span><text:span text:style-name="T20">email:&lt;string&gt;, <text:s text:c="2"/>//tiene que tener el simbolo @.<text:s/></text:span><text:span text:style-name="T21">UNICO</text:span></text:p>
      <text:p text:style-name="P22">password:&lt;string&gt; , <text:s/>//dato encriptado. REQUIRED</text:p>
      <text:p text:style-name="P23">birthdate: date, <text:s text:c="4"/>//format yyyy-mm-dd</text:p>
      <text:p text:style-name="P24">guardian: false or true //<text:s/>Tiene que terner al menos un spaces</text:p>
      <text:p text:style-name="P25">}</text:p>
      <text:p text:style-name="P26">Spaces{</text:p>
      <text:p text:style-name="P27">_id:&lt;ObjectIDspaces&gt;, <text:s text:c="3"/>//lo pone el sistema</text:p>
      <text:p text:style-name="P28">user_id:&lt;ObjectIDusers&gt;,<text:s/>//id de users</text:p>
      <text:p text:style-name="P29">alias:&lt;string&gt; //ONLY INFORMACION FOR GUARDIANS REQUIRED</text:p>
      <text:p text:style-name="P30">Title:&lt;string&gt; <text:s/>REQUIRED</text:p>
      <text:p text:style-name="P31">localization: &lt;string&gt;, <text:s text:c="3"/>//ciudad “separado con ,”calle y numero (UNIQUE AND REQUIRED)</text:p>
      <text:p text:style-name="P32"><text:span text:style-name="T33"><text:tab/></text:span><text:span text:style-name="T34">photos: [</text:span></text:p>
      <text:p text:style-name="P35"><text:tab/><text:tab/>url_photos:&lt;string&gt; // <text:s/>lo ponemos en la web</text:p>
      <text:p text:style-name="P36"><text:tab/>]</text:p>
      <text:p text:style-name="P37"><text:tab/>property: string <text:s text:c="3"/>//lista: casa, hotel, establecimiento REQUIRED</text:p>
      <text:p text:style-name="P38"><text:tab/>space:string <text:s text:c="8"/>//lista: Habitacion, Hall,Trastero, buhardilla, garaje REQUIRED</text:p>
      <text:p text:style-name="P39">locker: &lt;string&gt; <text:s text:c="4"/>// “el salón de su casa será el lugar ideoneo para alojar tus maletas”</text:p>
      <text:p text:style-name="P40">availabilty: &lt;string&gt; // NO UTILIZAMOS A LA HORA DE FILTRAR</text:p>
      <text:p text:style-name="P41">services: &lt;string&gt; <text:s text:c="10"/>//descripción</text:p>
      <text:p text:style-name="P42">discount:&lt;number&gt; <text:s text:c="3"/>//descuento en euros sobre el precio basico</text:p>
      <text:p text:style-name="P43">}</text:p>
      <text:p text:style-name="P44"/>
      <text:p text:style-name="P45"/>
      <text:p text:style-name="P46">experiences{</text:p>
      <text:p text:style-name="P47"><text:tab/>_id:&lt;objectID&gt; <text:s text:c="5"/>//put by the systems</text:p>
      <text:p text:style-name="P48"><text:tab/>photo: url_photos</text:p>
      <text:p text:style-name="P49"><text:tab/>title:&lt;string&gt;</text:p>
      <text:p text:style-name="P50"><text:tab/>text:&lt;string&gt;</text:p>
      <text:p text:style-name="P51">rating:&lt;number&gt; <text:s text:c="5"/>//o to 5</text:p>
      <text:p text:style-name="P52">}</text:p>
      <text:soft-page-break/>
      <text:p text:style-name="P53">blogs{</text:p>
      <text:p text:style-name="P54"><text:tab/>_id:&lt;ObjectID&gt;<text:s/><text:s text:c="3"/>////put by the systems</text:p>
      <text:p text:style-name="P55"><text:span text:style-name="T56"><text:tab/></text:span><text:span text:style-name="T57">logo:url_logo<text:s/></text:span></text:p>
      <text:p text:style-name="P58">photo:url_photos</text:p>
      <text:p text:style-name="P59"><text:span text:style-name="T60"><text:tab/></text:span><text:span text:style-name="T61">title:&lt;string&gt;</text:span></text:p>
      <text:p text:style-name="P62"><text:tab/>text: :&lt;string&gt;</text:p>
      <text:p text:style-name="P63">}</text:p>
      <text:p text:style-name="P64"/>
      <text:p text:style-name="P65">reservations{</text:p>
      <text:p text:style-name="P66"><text:tab/>_id: &lt;ObjectID&gt;<text:s text:c="4"/>//put by the systems</text:p>
      <text:p text:style-name="P67"><text:tab/>user_id:&lt;ObjectIDusers&gt;,</text:p>
      <text:p text:style-name="P68">guardian_id:&lt;objectidUsers&gt;,</text:p>
      <text:p text:style-name="P69">space_id:&lt;ObjectIDspaces&gt;,</text:p>
      <text:p text:style-name="P70">deliver:&lt;date&gt; <text:s text:c="2"/>//format <text:s text:c="2"/>HH:MM <text:s/>YYYY-MM-DD <text:s text:c="7"/>fecha de entrega</text:p>
      <text:p text:style-name="P71"><text:tab/>removal:&lt;date&gt; <text:s text:c="2"/>//format <text:s text:c="2"/>HH:MM <text:s/>YYYY-MM-DD <text:s text:c="3"/>luggage removal fecha</text:p>
      <text:p text:style-name="P72"><text:tab/>pieces:&lt;number&gt; <text:s text:c="3"/>//numero de piezas</text:p>
      <text:p text:style-name="P73"><text:tab/>code:&lt;string&gt; <text:s text:c="3"/>//reserve code</text:p>
      <text:p text:style-name="P74"><text:tab/>state:&lt;string&gt; <text:s text:c="3"/>// lista: Reject, Accept, Pending <text:s text:c="3"/>NOTE: En el insert must be with Pending</text:p>
      <text:p text:style-name="P75"><text:s text:c="10"/>price:&lt;number&gt; <text:s text:c="2"/>//total price in this reservation</text:p>
      <text:p text:style-name="P76">}</text:p>
      <text:p text:style-name="P77"/>
      <text:p text:style-name="P78"/>
      <text:p text:style-name="P79"><text:tab/></text:p>
      <text:p text:style-name="P80"/>
      <text:p text:style-name="P81"/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20-06-09T11:31:00Z</meta:creation-date>
    <dc:date>2020-06-10T11:32:00Z</dc:date>
    <meta:print-date>2020-06-09T19:09:00Z</meta:print-date>
    <meta:template xlink:href="Normal.dotm" xlink:type="simple"/>
    <meta:editing-cycles>7</meta:editing-cycles>
    <meta:editing-duration>PT28260S</meta:editing-duration>
    <meta:document-statistic meta:page-count="2" meta:paragraph-count="3" meta:word-count="307" meta:character-count="1998" meta:row-count="14" meta:non-whitespace-character-count="1694"/>
  </office:meta>
</office:document-meta>
</file>